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32f19b" officeooo:paragraph-rsid="00131f4f" fo:background-color="transparent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officeooo:rsid="00119e79" officeooo:paragraph-rsid="00131f4f"/>
    </style:style>
    <style:style style:name="P6" style:family="paragraph" style:parent-style-name="Standard">
      <style:text-properties fo:language="en" fo:country="US" fo:font-weight="normal" officeooo:rsid="00357d7d" officeooo:paragraph-rsid="0014eac0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0225193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0131f4f" fo:background-color="#dddddd" style:font-weight-asian="normal" style:font-weight-complex="normal"/>
    </style:style>
    <style:style style:name="P9" style:family="paragraph" style:parent-style-name="Standard">
      <style:text-properties fo:language="en" fo:country="US" officeooo:rsid="001b8640" officeooo:paragraph-rsid="00131f4f"/>
    </style:style>
    <style:style style:name="P10" style:family="paragraph" style:parent-style-name="Standard">
      <style:text-properties fo:language="en" fo:country="US" officeooo:rsid="00119e79" officeooo:paragraph-rsid="0014818c" fo:background-color="transparent"/>
    </style:style>
    <style:style style:name="P11" style:family="paragraph" style:parent-style-name="Standard">
      <style:text-properties fo:language="en" fo:country="US" officeooo:rsid="00119e79" officeooo:paragraph-rsid="001779e7" fo:background-color="transparent"/>
    </style:style>
    <style:style style:name="P12" style:family="paragraph" style:parent-style-name="Standard">
      <style:text-properties fo:language="en" fo:country="US" officeooo:rsid="00119e79" officeooo:paragraph-rsid="001abbe9" fo:background-color="transparent"/>
    </style:style>
    <style:style style:name="P13" style:family="paragraph" style:parent-style-name="Standard">
      <style:text-properties fo:language="en" fo:country="US" officeooo:rsid="001ee1ac" officeooo:paragraph-rsid="001ee1ac" fo:background-color="transparent"/>
    </style:style>
    <style:style style:name="P14" style:family="paragraph" style:parent-style-name="Standard">
      <style:text-properties fo:language="en" fo:country="US" officeooo:rsid="001ee1ac" officeooo:paragraph-rsid="001ee583" fo:background-color="transparent"/>
    </style:style>
    <style:style style:name="P15" style:family="paragraph" style:parent-style-name="Standard">
      <style:text-properties fo:language="en" fo:country="US" officeooo:rsid="001ac6e6" officeooo:paragraph-rsid="001ac6e6" fo:background-color="transparent"/>
    </style:style>
    <style:style style:name="P16" style:family="paragraph" style:parent-style-name="Standard">
      <style:text-properties fo:language="en" fo:country="US" officeooo:rsid="001ac6e6" officeooo:paragraph-rsid="001ba0e3" fo:background-color="transparent"/>
    </style:style>
    <style:style style:name="P17" style:family="paragraph" style:parent-style-name="Standard">
      <style:text-properties fo:language="en" fo:country="US" officeooo:rsid="001ac6e6" officeooo:paragraph-rsid="00225193" fo:background-color="transparent"/>
    </style:style>
    <style:style style:name="P18" style:family="paragraph" style:parent-style-name="Standard">
      <style:text-properties fo:language="en" fo:country="US" officeooo:rsid="001ba0e3" officeooo:paragraph-rsid="001ba0e3" fo:background-color="transparent"/>
    </style:style>
    <style:style style:name="P19" style:family="paragraph" style:parent-style-name="Standard">
      <style:text-properties fo:language="en" fo:country="US" officeooo:rsid="001ee583" officeooo:paragraph-rsid="001ee583" fo:background-color="transparent"/>
    </style:style>
    <style:style style:name="P20" style:family="paragraph" style:parent-style-name="Standard">
      <style:text-properties fo:language="en" fo:country="US" officeooo:rsid="001fb195" officeooo:paragraph-rsid="001fb195" fo:background-color="transparent"/>
    </style:style>
    <style:style style:name="P21" style:family="paragraph" style:parent-style-name="Standard">
      <style:text-properties fo:language="en" fo:country="US" officeooo:rsid="001fb195" officeooo:paragraph-rsid="00225193" fo:background-color="transparent"/>
    </style:style>
    <style:style style:name="P22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23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24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25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26" style:family="paragraph" style:parent-style-name="Standard">
      <style:paragraph-properties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P27" style:family="paragraph" style:parent-style-name="Standard">
      <style:text-properties fo:language="en" fo:country="US" fo:font-weight="normal" officeooo:rsid="00136227" officeooo:paragraph-rsid="0014818c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136227" officeooo:paragraph-rsid="001abbe9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136227" officeooo:paragraph-rsid="001ba0e3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136227" officeooo:paragraph-rsid="00225193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1ba0e3" officeooo:paragraph-rsid="001ba0e3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1ee1ac" officeooo:paragraph-rsid="001ee1ac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1fb195" officeooo:paragraph-rsid="001fb195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100f487" officeooo:paragraph-rsid="003129c9" fo:background-color="#dddddd" style:font-weight-asian="normal" style:font-weight-complex="normal"/>
    </style:style>
    <style:style style:name="P35" style:family="paragraph" style:parent-style-name="Standard">
      <style:text-properties fo:language="en" fo:country="US" officeooo:rsid="00119e79" officeooo:paragraph-rsid="0014818c" fo:background-color="transparent"/>
    </style:style>
    <style:style style:name="P36" style:family="paragraph" style:parent-style-name="Standard">
      <style:text-properties fo:language="en" fo:country="US" officeooo:rsid="00119e79" officeooo:paragraph-rsid="0033d7b7" fo:background-color="transparent"/>
    </style:style>
    <style:style style:name="P37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officeooo:rsid="00136227"/>
    </style:style>
    <style:style style:name="T3" style:family="text">
      <style:text-properties fo:font-weight="bold" officeooo:rsid="00136227" fo:background-color="#fff200" loext:char-shading-value="0" style:font-weight-asian="bold" style:font-weight-complex="bold"/>
    </style:style>
    <style:style style:name="T4" style:family="text">
      <style:text-properties fo:font-weight="bold" officeooo:rsid="0032ee51" fo:background-color="#fff200" loext:char-shading-value="0" style:font-weight-asian="bold" style:font-weight-complex="bold"/>
    </style:style>
    <style:style style:name="T5" style:family="text">
      <style:text-properties fo:font-weight="bold" officeooo:rsid="0094c10f" fo:background-color="#fff200" loext:char-shading-value="0" style:font-weight-asian="bold" style:font-weight-complex="bold"/>
    </style:style>
    <style:style style:name="T6" style:family="text">
      <style:text-properties fo:font-weight="bold" officeooo:rsid="00f062d5" fo:background-color="#fff200" loext:char-shading-value="0" style:font-weight-asian="bold" style:font-weight-complex="bold"/>
    </style:style>
    <style:style style:name="T7" style:family="text">
      <style:text-properties fo:font-weight="bold" officeooo:rsid="00fb0d24" fo:background-color="#fff200" loext:char-shading-value="0" style:font-weight-asian="bold" style:font-weight-complex="bold"/>
    </style:style>
    <style:style style:name="T8" style:family="text">
      <style:text-properties fo:font-weight="bold" officeooo:rsid="00704232" fo:background-color="#fff200" loext:char-shading-value="0" style:font-weight-asian="bold" style:font-weight-complex="bold"/>
    </style:style>
    <style:style style:name="T9" style:family="text">
      <style:text-properties fo:font-weight="bold" officeooo:rsid="00131f4f" fo:background-color="#fff200" loext:char-shading-value="0" style:font-weight-asian="bold" style:font-weight-complex="bold"/>
    </style:style>
    <style:style style:name="T10" style:family="text">
      <style:text-properties fo:font-weight="bold" officeooo:rsid="00158c3e" fo:background-color="#fff200" loext:char-shading-value="0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6227" style:font-weight-asian="bold" style:font-weight-complex="bold"/>
    </style:style>
    <style:style style:name="T13" style:family="text">
      <style:text-properties fo:font-weight="bold" officeooo:rsid="00704232" style:font-weight-asian="bold" style:font-weight-complex="bold"/>
    </style:style>
    <style:style style:name="T14" style:family="text">
      <style:text-properties fo:font-weight="bold" officeooo:rsid="008ceef7" style:font-weight-asian="bold" style:font-weight-complex="bold"/>
    </style:style>
    <style:style style:name="T15" style:family="text">
      <style:text-properties fo:font-weight="bold" officeooo:rsid="001ba0e3" style:font-weight-asian="bold" style:font-weight-complex="bold"/>
    </style:style>
    <style:style style:name="T16" style:family="text">
      <style:text-properties fo:font-weight="bold" officeooo:rsid="0033d7b7" style:font-weight-asian="bold" style:font-weight-complex="bold"/>
    </style:style>
    <style:style style:name="T17" style:family="text">
      <style:text-properties fo:font-weight="bold" officeooo:rsid="0100f487" fo:background-color="#dddddd" loext:char-shading-value="0" style:font-weight-asian="bold" style:font-weight-complex="bold"/>
    </style:style>
    <style:style style:name="T18" style:family="text">
      <style:text-properties officeooo:rsid="0032ee5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2ee51" style:font-weight-asian="normal" style:font-weight-complex="normal"/>
    </style:style>
    <style:style style:name="T21" style:family="text">
      <style:text-properties fo:font-weight="normal" officeooo:rsid="00136227" style:font-weight-asian="normal" style:font-weight-complex="normal"/>
    </style:style>
    <style:style style:name="T22" style:family="text">
      <style:text-properties fo:font-weight="normal" officeooo:rsid="001779e7" style:font-weight-asian="normal" style:font-weight-complex="normal"/>
    </style:style>
    <style:style style:name="T23" style:family="text">
      <style:text-properties fo:font-weight="normal" officeooo:rsid="001ba0e3" style:font-weight-asian="normal" style:font-weight-complex="normal"/>
    </style:style>
    <style:style style:name="T24" style:family="text">
      <style:text-properties fo:font-weight="normal" officeooo:rsid="001ee1ac" style:font-weight-asian="normal" style:font-weight-complex="normal"/>
    </style:style>
    <style:style style:name="T25" style:family="text">
      <style:text-properties fo:font-weight="normal" officeooo:rsid="001ee583" style:font-weight-asian="normal" style:font-weight-complex="normal"/>
    </style:style>
    <style:style style:name="T26" style:family="text">
      <style:text-properties fo:font-weight="normal" officeooo:rsid="001fb195" style:font-weight-asian="normal" style:font-weight-complex="normal"/>
    </style:style>
    <style:style style:name="T27" style:family="text">
      <style:text-properties fo:font-weight="normal" officeooo:rsid="002401e9" style:font-weight-asian="normal" style:font-weight-complex="normal"/>
    </style:style>
    <style:style style:name="T28" style:family="text">
      <style:text-properties fo:font-weight="normal" officeooo:rsid="002991ab" style:font-weight-asian="normal" style:font-weight-complex="normal"/>
    </style:style>
    <style:style style:name="T29" style:family="text">
      <style:text-properties fo:font-weight="normal" officeooo:rsid="0027499f" style:font-weight-asian="normal" style:font-weight-complex="normal"/>
    </style:style>
    <style:style style:name="T30" style:family="text">
      <style:text-properties fo:font-weight="normal" officeooo:rsid="002b6433" style:font-weight-asian="normal" style:font-weight-complex="normal"/>
    </style:style>
    <style:style style:name="T31" style:family="text">
      <style:text-properties fo:font-weight="normal" officeooo:rsid="003129c9" style:font-weight-asian="normal" style:font-weight-complex="normal"/>
    </style:style>
    <style:style style:name="T32" style:family="text">
      <style:text-properties fo:font-weight="normal" officeooo:rsid="0033d7b7" style:font-weight-asian="normal" style:font-weight-complex="normal"/>
    </style:style>
    <style:style style:name="T33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35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36" style:family="text">
      <style:text-properties fo:font-weight="normal" officeooo:rsid="001ee583" fo:background-color="#dddddd" loext:char-shading-value="0" style:font-weight-asian="normal" style:font-weight-complex="normal"/>
    </style:style>
    <style:style style:name="T37" style:family="text">
      <style:text-properties fo:font-weight="normal" officeooo:rsid="0032ee51" fo:background-color="#fff200" loext:char-shading-value="0" style:font-weight-asian="normal" style:font-weight-complex="normal"/>
    </style:style>
    <style:style style:name="T38" style:family="text">
      <style:text-properties fo:font-weight="normal" officeooo:rsid="002c423a" fo:background-color="#fff200" loext:char-shading-value="0" style:font-weight-asian="normal" style:font-weight-complex="normal"/>
    </style:style>
    <style:style style:name="T39" style:family="text">
      <style:text-properties fo:font-weight="normal" officeooo:rsid="0033d7b7" fo:background-color="#fff200" loext:char-shading-value="0" style:font-weight-asian="normal" style:font-weight-complex="normal"/>
    </style:style>
    <style:style style:name="T40" style:family="text">
      <style:text-properties fo:background-color="#dddddd" loext:char-shading-value="0"/>
    </style:style>
    <style:style style:name="T41" style:family="text">
      <style:text-properties officeooo:rsid="0100f487" fo:background-color="#dddddd" loext:char-shading-value="0"/>
    </style:style>
    <style:style style:name="T42" style:family="text">
      <style:text-properties officeooo:rsid="00a176b7" fo:background-color="#dddddd" loext:char-shading-value="0"/>
    </style:style>
    <style:style style:name="T43" style:family="text">
      <style:text-properties officeooo:rsid="0014eac0" fo:background-color="#dddddd" loext:char-shading-value="0"/>
    </style:style>
    <style:style style:name="T44" style:family="text">
      <style:text-properties officeooo:rsid="0081af3b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136227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1abbe9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32ee51" fo:background-color="#fff200" loext:char-shading-value="0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1ee583" fo:background-color="#dddddd" loext:char-shading-value="0" style:font-style-asian="italic" style:font-weight-asian="bold" style:font-style-complex="italic" style:font-weight-complex="bold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136227" style:font-style-asian="italic" style:font-weight-asian="normal" style:font-style-complex="italic" style:font-weight-complex="normal"/>
    </style:style>
    <style:style style:name="T52" style:family="text">
      <style:text-properties fo:font-style="normal" fo:font-weight="bold" officeooo:rsid="0032ee51" fo:background-color="#dddddd" loext:char-shading-value="0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1ee583" fo:background-color="#dddddd" loext:char-shading-value="0" style:font-style-asian="normal" style:font-weight-asian="bold" style:font-style-complex="normal" style:font-weight-complex="bold"/>
    </style:style>
    <style:style style:name="T54" style:family="text">
      <style:text-properties officeooo:rsid="00704232"/>
    </style:style>
    <style:style style:name="T55" style:family="text">
      <style:text-properties officeooo:rsid="00bb70dd"/>
    </style:style>
    <style:style style:name="T56" style:family="text">
      <style:text-properties officeooo:rsid="00fb0d24" fo:background-color="#fff200" loext:char-shading-value="0"/>
    </style:style>
    <style:style style:name="T57" style:family="text">
      <style:text-properties officeooo:rsid="0032ee51" fo:background-color="#fff200" loext:char-shading-value="0"/>
    </style:style>
    <style:style style:name="T58" style:family="text">
      <style:text-properties officeooo:rsid="0014818c"/>
    </style:style>
    <style:style style:name="T59" style:family="text">
      <style:text-properties officeooo:rsid="00215f2a"/>
    </style:style>
    <style:style style:name="T60" style:family="text">
      <style:text-properties officeooo:rsid="003199de"/>
    </style:style>
    <style:style style:name="T61" style:family="text">
      <style:text-properties officeooo:rsid="0033d7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### <text:span text:style-name="T1">Intro</text:span> ###</text:p>
      <text:p text:style-name="P23"/>
      <text:p text:style-name="P5"><text:span text:style-name="T2">Here are some </text:span><text:span text:style-name="T3">g</text:span><text:span text:style-name="T4">eneral and Git</text:span><text:span text:style-name="T12"> improvements </text:span><text:span text:style-name="T18">of the </text:span><text:span text:style-name="T20">Eclipse IDE </text:span><text:span text:style-name="T5">201</text:span><text:span text:style-name="T6">9</text:span><text:span text:style-name="T5">-</text:span><text:span text:style-name="T6">0</text:span><text:span text:style-name="T9">6</text:span><text:span text:style-name="T20">,</text:span></text:p>
      <text:p text:style-name="P6"><text:span text:style-name="T40">improvements </text:span><text:span text:style-name="T41">that have been added </text:span><text:span text:style-name="T17">since the last release in March </text:span><text:span text:style-name="T41">three months </text:span><text:span text:style-name="T43">ago</text:span><text:span text:style-name="T42">.</text:span></text:p>
      <text:p text:style-name="P2"/>
      <text:p text:style-name="P3"/>
      <text:p text:style-name="P25">### <text:span text:style-name="T44">General </text:span>###</text:p>
      <text:p text:style-name="P22"/>
      <text:p text:style-name="P11"><text:span text:style-name="T35">On the command line</text:span><text:span text:style-name="T21">, </text:span><text:span text:style-name="T22">t</text:span><text:span text:style-name="T21">o </text:span><text:span text:style-name="T4">import a project</text:span><text:span text:style-name="T21"> </text:span><text:span text:style-name="T22">into Eclipse</text:span><text:span text:style-name="T21">,</text:span></text:p>
      <text:p text:style-name="P11"><text:span text:style-name="T21">the </text:span><text:span text:style-name="T4">project directory</text:span><text:span text:style-name="T21"> can be passed </text:span><text:span text:style-name="T4">as an argument</text:span><text:span text:style-name="T21">.</text:span></text:p>
      <text:p text:style-name="P27"/>
      <text:p text:style-name="P28"><text:span text:style-name="T61">F</text:span>or example, to import this Java project,</text:p>
      <text:p text:style-name="P12"><text:span text:style-name="T21">which is </text:span><text:span text:style-name="T12">not yet an Eclipse project</text:span><text:span text:style-name="T21">, as you can see from the </text:span><text:span text:style-name="T12">missing </text:span><text:span text:style-name="T46">.</text:span><text:span text:style-name="T47">project</text:span><text:span text:style-name="T21"> file.</text:span></text:p>
      <text:p text:style-name="P28"/>
      <text:p text:style-name="P13"><text:span text:style-name="T27">To import the</text:span><text:span text:style-name="T19"> current directory, </text:span><text:span text:style-name="T27">a single dot can be used.</text:span></text:p>
      <text:p text:style-name="P27"/>
      <text:p text:style-name="P36"><text:span text:style-name="T32">A</text:span><text:span text:style-name="T21">t startup, </text:span><text:span text:style-name="T32">you can see</text:span><text:span text:style-name="T21"> </text:span><text:span text:style-name="T16">tw</text:span><text:span text:style-name="T12">o changes</text:span><text:span text:style-name="T21"> compared to the previous release.</text:span></text:p>
      <text:p text:style-name="P10"><text:span text:style-name="T21">The </text:span><text:span text:style-name="T32">more </text:span><text:span text:style-name="T37">obvious change</text:span><text:span text:style-name="T21"> is the </text:span><text:span text:style-name="T12">new splash screen</text:span><text:span text:style-name="T21">.</text:span></text:p>
      <text:p text:style-name="P10"><text:span text:style-name="T39">Have you noticed</text:span><text:span text:style-name="T37"> the other change?</text:span><text:span text:style-name="T21"> Eclipse takes </text:span><text:span text:style-name="T12">less time to start</text:span><text:span text:style-name="T21">.</text:span></text:p>
      <text:p text:style-name="P10"><text:span text:style-name="T21"/></text:p>
      <text:p text:style-name="P34">Here the <text:span text:style-name="T11">Eclipse OpenJ9</text:span> OpenJDK Java 12 VM is used,</text:p>
      <text:p text:style-name="P34">which further minimizes the start time by using <text:span text:style-name="T60">the share classes cache</text:span>.</text:p>
      <text:p text:style-name="P34"><text:span text:style-name="T57">For a full-featured Java IDE that is really fast, isn't it?</text:span></text:p>
      <text:p text:style-name="P27"/>
      <text:p text:style-name="P15"><text:span text:style-name="T21">Here is the </text:span><text:span text:style-name="T50">I</text:span><text:span text:style-name="T51">mport </text:span><text:span text:style-name="T50">P</text:span><text:span text:style-name="T51">roject</text:span><text:span text:style-name="T21"> dialog. All we have to do </text:span><text:span text:style-name="T28">here </text:span><text:span text:style-name="T21">is click </text:span><text:span text:style-name="T50">Finish</text:span><text:span text:style-name="T19">.</text:span></text:p>
      <text:p text:style-name="P16"><text:span text:style-name="T30">T</text:span><text:span text:style-name="T23">he associated Git repository was </text:span><text:span text:style-name="T30">correctly </text:span><text:span text:style-name="T23">detected, </text:span><text:span text:style-name="T30">too.</text:span></text:p>
      <text:p text:style-name="P16"><text:span text:style-name="T23">The project is ready to be further worked on in Eclipse.</text:span></text:p>
      <text:p text:style-name="P31"/>
      <text:p text:style-name="P18"><text:span text:style-name="T19">The </text:span><text:span text:style-name="T48">.project</text:span><text:span text:style-name="T11"> file was created and</text:span><text:span text:style-name="T19"> </text:span><text:span text:style-name="T35">– because it is a Java project –</text:span><text:span text:style-name="T19"> </text:span><text:span text:style-name="T11">also the file </text:span><text:span text:style-name="T4">.classpath</text:span><text:span text:style-name="T19">.</text:span></text:p>
      <text:p text:style-name="P31"/>
      <text:p text:style-name="P31">Files passed as arguments are opened in the already running instance (if any).</text:p>
      <text:p text:style-name="P16"><text:span text:style-name="T23">The same applies to directories to be imported as project</text:span><text:span text:style-name="T24">s</text:span><text:span text:style-name="T23">.</text:span></text:p>
      <text:p text:style-name="P31"/>
      <text:p text:style-name="P19"><text:span text:style-name="T23">T</text:span><text:span text:style-name="T19">he </text:span><text:span text:style-name="T11">view menu icon</text:span><text:span text:style-name="T19"> has been improved.</text:span></text:p>
      <text:p text:style-name="P19"><text:span text:style-name="T19">It now looks </text:span><text:span text:style-name="T37">smoother in </text:span><text:span text:style-name="T4">high-DPI</text:span><text:span text:style-name="T19"> and </text:span><text:span text:style-name="T37">better i</text:span><text:span text:style-name="T38">n the</text:span><text:span text:style-name="T37"> </text:span><text:span text:style-name="T48">Dark Theme</text:span><text:span text:style-name="T19">.</text:span></text:p>
      <text:p text:style-name="P32"/>
      <text:p text:style-name="P14"><text:span text:style-name="T4">Launch configurations</text:span><text:span text:style-name="T36">, for instance </text:span><text:span text:style-name="T49">Run</text:span><text:span text:style-name="T36">, </text:span><text:span text:style-name="T49">Debug</text:span><text:span text:style-name="T36"> or </text:span><text:span text:style-name="T52">this</text:span><text:span text:style-name="T53"> </text:span><text:span text:style-name="T49">External Tool</text:span><text:span text:style-name="T36"> configuration,</text:span></text:p>
      <text:p text:style-name="P19"><text:span text:style-name="T25">c</text:span><text:span text:style-name="T19">an now be launched also </text:span><text:span text:style-name="T4">via Quick Access</text:span><text:span text:style-name="T19"> </text:span><text:span text:style-name="T35">(</text:span><text:span text:style-name="T17">Ctrl+3</text:span><text:span text:style-name="T35">)</text:span><text:span text:style-name="T19">.</text:span></text:p>
      <text:p text:style-name="P31"/>
      <text:p text:style-name="P29"/>
      <text:p text:style-name="P25">### <text:span text:style-name="T58">Git </text:span>###</text:p>
      <text:p text:style-name="P22"/>
      <text:p text:style-name="P10"><text:span text:style-name="T21">The </text:span><text:span text:style-name="T48">Git Repositories</text:span><text:span text:style-name="T26"> </text:span><text:span text:style-name="T21">view can be </text:span><text:span text:style-name="T12">customized by filtering</text:span><text:span text:style-name="T21"> certain elements.</text:span></text:p>
      <text:p text:style-name="P20"><text:span text:style-name="T21">F</text:span><text:span text:style-name="T19">or example </text:span><text:span text:style-name="T45">References</text:span><text:span text:style-name="T19"> and </text:span><text:span text:style-name="T45">Tags</text:span><text:span text:style-name="T19">.</text:span></text:p>
      <text:p text:style-name="P33"/>
      <text:p text:style-name="P17"><text:span text:style-name="T23">A </text:span><text:span text:style-name="T48">Fetch</text:span><text:span text:style-name="T23"> can now be done by </text:span><text:span text:style-name="T15">double clicking the fetch node</text:span><text:span text:style-name="T23">.</text:span></text:p>
      <text:p text:style-name="P30"/>
      <text:p text:style-name="P21"><text:span text:style-name="T21">In the History view in the </text:span><text:span text:style-name="T19">r</text:span><text:span text:style-name="T21">ight-</text:span><text:span text:style-name="T19">c</text:span><text:span text:style-name="T21">lic</text:span><text:span text:style-name="T19">k m</text:span><text:span text:style-name="T21">enu </text:span><text:span text:style-name="T19">of files</text:span></text:p>
      <text:p text:style-name="P21"><text:span text:style-name="T21">there is a new entry: </text:span><text:span text:style-name="T48">Check Out This Version</text:span></text:p>
      <text:p text:style-name="P30">to replace the file with another version.</text:p>
      <text:p text:style-name="P7">If and only if the file contains <text:span text:style-name="T11">not yet committed changes</text:span>,</text:p>
      <text:p text:style-name="P7"><text:span text:style-name="T19">a </text:span><text:span text:style-name="T11">warning</text:span><text:span text:style-name="T19"> dialog will </text:span><text:span text:style-name="T59">ask you if you really want to replace the file</text:span><text:span text:style-name="T19">.</text:span></text:p>
      <text:p text:style-name="P27"/>
      <text:p text:style-name="P27"/>
      <text:p text:style-name="P37">### Outro ###</text:p>
      <text:p text:style-name="P24"/>
      <text:p text:style-name="P9"><text:span text:style-name="T54">These were some of the </text:span><text:span text:style-name="T13">general </text:span><text:span text:style-name="T14">and Git</text:span><text:span text:style-name="T54"> improvements</text:span></text:p>
      <text:p text:style-name="P9"><text:span text:style-name="T55">of the </text:span><text:span text:style-name="T13">quarterly </text:span><text:span text:style-name="T33">Rolling</text:span><text:span text:style-name="T34"> Release </text:span><text:span text:style-name="T10">June</text:span><text:span text:style-name="T8"> 201</text:span><text:span text:style-name="T7">9</text:span><text:span text:style-name="T54">.</text:span></text:p>
      <text:p text:style-name="P9"/>
      <text:p text:style-name="P8">The Java, Maven and Gradle improvements are shown in a separate video.</text:p>
      <text:p text:style-name="P8">If you <text:span text:style-name="T61">have </text:span>skipped some versions, you might want to watch the previous videos, too.</text:p>
      <text:p text:style-name="P1"/>
      <text:p text:style-name="P4"><text:span text:style-name="T56">Thank you</text:span> for watching and <text:span text:style-name="T56">happy co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8:46:58.207000000</meta:creation-date>
    <dc:date>2019-06-14T14:28:41.163000000</dc:date>
    <meta:editing-duration>PT4H30M12S</meta:editing-duration>
    <meta:editing-cycles>22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40" meta:word-count="398" meta:character-count="2228" meta:non-whitespace-character-count="1868"/>
  </office:meta>
</office:document-meta>
</file>